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0d45" officeooo:paragraph-rsid="001b0d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 t.c file of A Multitasking System *********/</text:p>
      <text:p text:style-name="P1">#include &lt;stdio.h&gt;</text:p>
      <text:p text:style-name="P1">#include "string.h"</text:p>
      <text:p text:style-name="P1">#include "type.h"</text:p>
      <text:p text:style-name="P1"/>
      <text:p text:style-name="P1">PROC proc[NPROC]; <text:s text:c="5"/>// NPROC PROCs</text:p>
      <text:p text:style-name="P1">PROC *freeList; <text:s text:c="7"/>// freeList of PROCs </text:p>
      <text:p text:style-name="P1">PROC *readyQueue; <text:s text:c="5"/>// priority queue of READY procs</text:p>
      <text:p text:style-name="P1">PROC *running; <text:s text:c="8"/>// current running proc pointer</text:p>
      <text:p text:style-name="P1"/>
      <text:p text:style-name="P1">PROC *sleepList; <text:s text:c="6"/>// list of SLEEP procs</text:p>
      <text:p text:style-name="P1"/>
      <text:p text:style-name="P1">#include "queue.c" <text:s text:c="4"/>// include queue.c file</text:p>
      <text:p text:style-name="P1">#include "wait.c" <text:s text:c="5"/>// include wait.c file</text:p>
      <text:p text:style-name="P1"/>
      <text:p text:style-name="P1">/*******************************************************</text:p>
      <text:p text:style-name="P1"><text:s text:c="2"/>kfork() creates a child process; returns child pid.</text:p>
      <text:p text:style-name="P1"><text:s text:c="2"/>When scheduled to run, child PROC resumes to body();</text:p>
      <text:p text:style-name="P1">********************************************************/</text:p>
      <text:p text:style-name="P1">int body(), tswitch(), do_sleep(), do_wakeup(), do_exit(), do_switch();</text:p>
      <text:p text:style-name="P1">int do_kfork();</text:p>
      <text:p text:style-name="P1">char *myname = "DARA_ABOUNORINEJAD";</text:p>
      <text:p text:style-name="P1"/>
      <text:p text:style-name="P1">// initialize the MT system; create P0 as initial running process</text:p>
      <text:p text:style-name="P1">int init()</text:p>
      <text:p text:style-name="P1">{</text:p>
      <text:p text:style-name="P1"><text:s text:c="2"/>int i;</text:p>
      <text:p text:style-name="P1"><text:s text:c="2"/>PROC *p;</text:p>
      <text:p text:style-name="P1"><text:s text:c="2"/>for (i=0; i&lt;NPROC; i++){ // initialize PROCs</text:p>
      <text:p text:style-name="P1"><text:s text:c="4"/>p = &amp;proc[i];</text:p>
      <text:p text:style-name="P1"><text:s text:c="4"/>p-&gt;pid = i; <text:s text:c="11"/>// PID = 0 to NPROC-1 <text:s/></text:p>
      <text:p text:style-name="P1"><text:s text:c="4"/>p-&gt;status = FREE;</text:p>
      <text:p text:style-name="P1"><text:s text:c="4"/>p-&gt;priority = 0;</text:p>
      <text:p text:style-name="P1"><text:s text:c="4"/>p-&gt;next = p+1;</text:p>
      <text:p text:style-name="P1"><text:s text:c="2"/>}</text:p>
      <text:p text:style-name="P1"><text:s text:c="2"/>proc[NPROC-1].next = 0;</text:p>
      <text:p text:style-name="P1"><text:s text:c="2"/>freeList = &amp;proc[0]; <text:s text:c="4"/>// all PROCs in freeList <text:s text:c="4"/></text:p>
      <text:p text:style-name="P1"><text:s text:c="2"/>readyQueue = 0; <text:s text:c="9"/>// readyQueue = empty</text:p>
      <text:p text:style-name="P1"/>
      <text:p text:style-name="P1"><text:s text:c="2"/>sleepList = 0; <text:s text:c="10"/>// sleepList = empty</text:p>
      <text:p text:style-name="P1"/>
      <text:p text:style-name="P1"><text:s text:c="2"/>// create P0 as the initial running process</text:p>
      <text:p text:style-name="P1"><text:s text:c="2"/>p = running = dequeue(&amp;freeList); // use proc[0] </text:p>
      <text:p text:style-name="P1"><text:s text:c="2"/>p-&gt;status = READY;</text:p>
      <text:p text:style-name="P1"><text:s text:c="2"/>p-&gt;priority = 0;</text:p>
      <text:p text:style-name="P1"><text:s text:c="2"/>p-&gt;ppid = 0; <text:s text:c="12"/>// P0 is its own parent</text:p>
      <text:p text:style-name="P1"/>
      <text:p text:style-name="P1"><text:s text:c="2"/>printList("freeList", freeList);</text:p>
      <text:p text:style-name="P1"><text:s text:c="2"/>printf("init complete: P0 running\n");</text:p>
      <text:p text:style-name="P1"><text:soft-page-break/>}</text:p>
      <text:p text:style-name="P1">int menu()</text:p>
      <text:p text:style-name="P1">{</text:p>
      <text:p text:style-name="P1"><text:s text:c="2"/>printf("****************************************\n");</text:p>
      <text:p text:style-name="P1"><text:s text:c="2"/>printf(" ps fork switch exit jesus sleep wakeup \n");</text:p>
      <text:p text:style-name="P1"><text:s text:c="2"/>printf("****************************************\n");</text:p>
      <text:p text:style-name="P1">}</text:p>
      <text:p text:style-name="P1"/>
      <text:p text:style-name="P1">char *status[ ] = {"FREE", "READY", "SLEEP", "ZOMBIE"};</text:p>
      <text:p text:style-name="P1"/>
      <text:p text:style-name="P1">int do_ps()</text:p>
      <text:p text:style-name="P1">{</text:p>
      <text:p text:style-name="P1"><text:s text:c="2"/>int i;</text:p>
      <text:p text:style-name="P1"><text:s text:c="2"/>PROC *p;</text:p>
      <text:p text:style-name="P1"><text:s text:c="2"/>printf("PID <text:s/>PPID <text:s/>status\n");</text:p>
      <text:p text:style-name="P1"><text:s text:c="2"/>printf("--- <text:s/>---- <text:s/>------\n");</text:p>
      <text:p text:style-name="P1"><text:s text:c="2"/>for (i=0; i&lt;NPROC; i++){</text:p>
      <text:p text:style-name="P1"><text:s text:c="4"/>p = &amp;proc[i];</text:p>
      <text:p text:style-name="P1"><text:s text:c="4"/>printf(" %d <text:s text:c="3"/>%d <text:s text:c="3"/>", p-&gt;pid, p-&gt;ppid);</text:p>
      <text:p text:style-name="P1"><text:s text:c="4"/>if (p == running)</text:p>
      <text:p text:style-name="P1"><text:s text:c="6"/>printf("RUNNING\n");</text:p>
      <text:p text:style-name="P1"><text:s text:c="4"/>else</text:p>
      <text:p text:style-name="P1"><text:s text:c="6"/>printf("%s\n", status[p-&gt;status]);</text:p>
      <text:p text:style-name="P1"><text:s text:c="2"/>}</text:p>
      <text:p text:style-name="P1">}</text:p>
      <text:p text:style-name="P1"/>
      <text:p text:style-name="P1">int do_jesus()</text:p>
      <text:p text:style-name="P1">{</text:p>
      <text:p text:style-name="P1"><text:s text:c="2"/>int i;</text:p>
      <text:p text:style-name="P1"><text:s text:c="2"/>PROC *p;</text:p>
      <text:p text:style-name="P1"><text:s text:c="2"/>printf("Jesus perfroms miracles here\n");</text:p>
      <text:p text:style-name="P1"><text:s text:c="2"/>for (i=1; i&lt;NPROC; i++){</text:p>
      <text:p text:style-name="P1"><text:s text:c="4"/>p = &amp;proc[i];</text:p>
      <text:p text:style-name="P1"><text:s text:c="4"/>if (p-&gt;status == ZOMBIE){</text:p>
      <text:p text:style-name="P1"><text:s text:c="6"/>p-&gt;status = READY;</text:p>
      <text:p text:style-name="P1"><text:s text:c="6"/>enqueue(&amp;readyQueue, p);</text:p>
      <text:p text:style-name="P1"><text:s text:c="6"/>printf("raised a ZOMBIE %d to live again\n", p-&gt;pid);</text:p>
      <text:p text:style-name="P1"><text:s text:c="4"/>}</text:p>
      <text:p text:style-name="P1"><text:s text:c="2"/>}</text:p>
      <text:p text:style-name="P1"><text:s text:c="2"/>printList("readyQueue", readyQueue);</text:p>
      <text:p text:style-name="P1">}</text:p>
      <text:p text:style-name="P1"/>
      <text:p text:style-name="P1">int body() <text:s text:c="2"/>// process body function</text:p>
      <text:p text:style-name="P1">{</text:p>
      <text:p text:style-name="P1"><text:s text:c="2"/>printf("%s\n", myname);</text:p>
      <text:p text:style-name="P1"><text:s text:c="2"/>int c;</text:p>
      <text:p text:style-name="P1"><text:s text:c="2"/>char cmd[64];</text:p>
      <text:p text:style-name="P1"><text:s text:c="2"/>printf("proc %d starts from body()\n", running-&gt;pid);</text:p>
      <text:p text:style-name="P1"><text:s text:c="2"/>while(1){</text:p>
      <text:p text:style-name="P1"><text:soft-page-break/><text:s text:c="4"/>printf("***************************************\n");</text:p>
      <text:p text:style-name="P1"><text:s text:c="4"/>printf("proc %d running: parent=%d\n", running-&gt;pid,running-&gt;ppid);</text:p>
      <text:p text:style-name="P1"><text:s text:c="4"/>PROC *temp = running-&gt;child;</text:p>
      <text:p text:style-name="P1"><text:s text:c="4"/>printf("proc %d children\n", running-&gt;pid);</text:p>
      <text:p text:style-name="P1"><text:s text:c="4"/>while (temp){</text:p>
      <text:p text:style-name="P1"><text:s text:c="8"/>printf("%d\n", temp-&gt;pid);</text:p>
      <text:p text:style-name="P1"><text:s text:c="8"/>temp = temp-&gt;sibling;</text:p>
      <text:p text:style-name="P1"><text:s text:c="4"/>}</text:p>
      <text:p text:style-name="P1"/>
      <text:p text:style-name="P1"><text:s text:c="4"/>printList("readyQueue", readyQueue);</text:p>
      <text:p text:style-name="P1"><text:s text:c="4"/>printSleep("sleepList ", sleepList);</text:p>
      <text:p text:style-name="P1"/>
      <text:p text:style-name="P1"><text:s text:c="4"/>menu();</text:p>
      <text:p text:style-name="P1"><text:s text:c="4"/>printf("enter a command : ");</text:p>
      <text:p text:style-name="P1"><text:s text:c="4"/>fgets(cmd, 64, stdin);</text:p>
      <text:p text:style-name="P1"><text:s text:c="4"/>cmd[strlen(cmd)-1] = 0;</text:p>
      <text:p text:style-name="P1"/>
      <text:p text:style-name="P1"><text:s text:c="4"/>if (strcmp(cmd, "ps")==0)</text:p>
      <text:p text:style-name="P1"><text:s text:c="6"/>do_ps();</text:p>
      <text:p text:style-name="P1"><text:s text:c="4"/>if (strcmp(cmd, "fork")==0)</text:p>
      <text:p text:style-name="P1"><text:s text:c="6"/>do_kfork();</text:p>
      <text:p text:style-name="P1"><text:s text:c="4"/>if (strcmp(cmd, "switch")==0)</text:p>
      <text:p text:style-name="P1"><text:s text:c="6"/>do_switch();</text:p>
      <text:p text:style-name="P1"><text:s text:c="4"/>if (strcmp(cmd, "exit")==0)</text:p>
      <text:p text:style-name="P1"><text:s text:c="6"/>do_exit();</text:p>
      <text:p text:style-name="P1"><text:s text:c="4"/>if (strcmp(cmd, "jesus")==0)</text:p>
      <text:p text:style-name="P1"><text:s text:c="6"/>do_jesus();</text:p>
      <text:p text:style-name="P1"><text:s text:c="3"/>if (strcmp(cmd, "sleep")==0)</text:p>
      <text:p text:style-name="P1"><text:s text:c="6"/>do_sleep();</text:p>
      <text:p text:style-name="P1"><text:s text:c="3"/>if (strcmp(cmd, "wakeup")==0)</text:p>
      <text:p text:style-name="P1"><text:s text:c="6"/>do_wakeup();</text:p>
      <text:p text:style-name="P1"><text:s text:c="3"/>if (strcmp(cmd, "\0")==0)</text:p>
      <text:p text:style-name="P1"><text:s text:c="6"/>do_exit();</text:p>
      <text:p text:style-name="P1"><text:s text:c="3"/>if (strcmp(cmd, "wait")==0)</text:p>
      <text:p text:style-name="P1"><text:s text:c="6"/>do_wait();</text:p>
      <text:p text:style-name="P1"><text:s text:c="2"/>}</text:p>
      <text:p text:style-name="P1">}</text:p>
      <text:p text:style-name="P1"/>
      <text:p text:style-name="P1">int do_wait()</text:p>
      <text:p text:style-name="P1">{</text:p>
      <text:p text:style-name="P1"><text:s text:c="8"/>int status;</text:p>
      <text:p text:style-name="P1"><text:s text:c="8"/>wait(&amp;status);</text:p>
      <text:p text:style-name="P1"><text:s text:c="8"/>return status;</text:p>
      <text:p text:style-name="P1">}</text:p>
      <text:p text:style-name="P1"/>
      <text:p text:style-name="P1">int wait(int *status)</text:p>
      <text:p text:style-name="P1">{</text:p>
      <text:p text:style-name="P1"><text:s text:c="8"/>if(!running-&gt;child)</text:p>
      <text:p text:style-name="P1"><text:s text:c="8"/>{</text:p>
      <text:p text:style-name="P1"><text:soft-page-break/><text:s text:c="16"/>return -1;</text:p>
      <text:p text:style-name="P1"><text:s text:c="8"/>}</text:p>
      <text:p text:style-name="P1"><text:s text:c="8"/>while(1)</text:p>
      <text:p text:style-name="P1"><text:s text:c="8"/>{</text:p>
      <text:p text:style-name="P1"><text:s text:c="16"/>if(running-&gt;child-&gt;status == 3)</text:p>
      <text:p text:style-name="P1"><text:s text:c="16"/>{</text:p>
      <text:p text:style-name="P1"><text:tab/><text:tab/><text:tab/> <text:s text:c="2"/>*status = running-&gt;child-&gt;exitCode;</text:p>
      <text:p text:style-name="P1"><text:s text:c="24"/>running-&gt;child-&gt;status = 0;</text:p>
      <text:p text:style-name="P1"><text:s text:c="24"/>enqueue(&amp;freeList, running-&gt;child);</text:p>
      <text:p text:style-name="P1"><text:s text:c="24"/>return running-&gt;child-&gt;pid;</text:p>
      <text:p text:style-name="P1"><text:s text:c="16"/>} </text:p>
      <text:p text:style-name="P1"><text:s text:c="16"/>running-&gt;status = 2;</text:p>
      <text:p text:style-name="P1"><text:s text:c="16"/>enqueue(&amp;sleepList, running);</text:p>
      <text:p text:style-name="P1"><text:s text:c="8"/>}</text:p>
      <text:p text:style-name="P1">}</text:p>
      <text:p text:style-name="P1"/>
      <text:p text:style-name="P1">int kfork()</text:p>
      <text:p text:style-name="P1">{</text:p>
      <text:p text:style-name="P1"><text:s text:c="2"/>int <text:s/>i;</text:p>
      <text:p text:style-name="P1"><text:s text:c="2"/>PROC *p = dequeue(&amp;freeList);</text:p>
      <text:p text:style-name="P1"><text:s text:c="2"/>if (!p){</text:p>
      <text:p text:style-name="P1"><text:s text:c="5"/>printf("no more proc\n");</text:p>
      <text:p text:style-name="P1"><text:s text:c="5"/>return(-1);</text:p>
      <text:p text:style-name="P1"><text:s text:c="2"/>}</text:p>
      <text:p text:style-name="P1"><text:s text:c="2"/>/* initialize the new proc and its stack */</text:p>
      <text:p text:style-name="P1"><text:s text:c="2"/>p-&gt;status = READY;</text:p>
      <text:p text:style-name="P1"><text:s text:c="2"/>p-&gt;priority = 1; <text:s text:c="6"/>// ALL PROCs priority=1, except P0</text:p>
      <text:p text:style-name="P1"><text:s text:c="2"/>p-&gt;ppid = running-&gt;pid;</text:p>
      <text:p text:style-name="P1"><text:s text:c="2"/>p-&gt;parent = running;</text:p>
      <text:p text:style-name="P1"><text:s text:c="2"/>PROC *temp = running;</text:p>
      <text:p text:style-name="P1"><text:s text:c="2"/>if(temp-&gt;child)</text:p>
      <text:p text:style-name="P1"><text:s text:c="2"/>{</text:p>
      <text:p text:style-name="P1"><text:s text:c="4"/>temp = temp-&gt;child;</text:p>
      <text:p text:style-name="P1"><text:s text:c="4"/>while(temp-&gt;sibling)</text:p>
      <text:p text:style-name="P1"><text:s text:c="4"/>{</text:p>
      <text:p text:style-name="P1"><text:s text:c="8"/>temp = temp-&gt;sibling;</text:p>
      <text:p text:style-name="P1"><text:s text:c="4"/>}</text:p>
      <text:p text:style-name="P1"><text:s text:c="4"/>temp-&gt;sibling = p;</text:p>
      <text:p text:style-name="P1"><text:s text:c="2"/>}</text:p>
      <text:p text:style-name="P1"><text:s text:c="2"/>else</text:p>
      <text:p text:style-name="P1"><text:s text:c="2"/>{</text:p>
      <text:p text:style-name="P1"><text:s text:c="4"/>temp-&gt;child = p;</text:p>
      <text:p text:style-name="P1"><text:s text:c="2"/>}</text:p>
      <text:p text:style-name="P1"/>
      <text:p text:style-name="P1"><text:s text:c="2"/>/************ new task initial stack contents ************</text:p>
      <text:p text:style-name="P1"><text:s text:c="3"/>kstack contains: |retPC|eax|ebx|ecx|edx|ebp|esi|edi|eflag|</text:p>
      <text:p text:style-name="P1"><text:s text:c="22"/>-1 <text:s text:c="2"/>-2 <text:s/>-3 <text:s/>-4 <text:s/>-5 <text:s/>-6 <text:s/>-7 <text:s/>-8 <text:s text:c="2"/>-9</text:p>
      <text:p text:style-name="P1"><text:s text:c="2"/>**********************************************************/</text:p>
      <text:p text:style-name="P1"><text:s text:c="2"/>for (i=1; i&lt;10; i++) <text:s text:c="14"/>// zero out kstack cells</text:p>
      <text:p text:style-name="P1"><text:soft-page-break/><text:s text:c="6"/>p-&gt;kstack[SSIZE - i] = 0;</text:p>
      <text:p text:style-name="P1"><text:s text:c="2"/>p-&gt;kstack[SSIZE-1] = (int)body; <text:s text:c="3"/>// retPC -&gt; body()</text:p>
      <text:p text:style-name="P1"><text:s text:c="2"/>p-&gt;ksp = &amp;(p-&gt;kstack[SSIZE - 9]); <text:s/>// PROC.ksp -&gt; saved eflag </text:p>
      <text:p text:style-name="P1"><text:s text:c="2"/>enqueue(&amp;readyQueue, p); <text:s text:c="10"/>// enter p into readyQueue</text:p>
      <text:p text:style-name="P1"><text:s text:c="2"/>return p-&gt;pid;</text:p>
      <text:p text:style-name="P1">}</text:p>
      <text:p text:style-name="P1">int do_kfork()</text:p>
      <text:p text:style-name="P1">{</text:p>
      <text:p text:style-name="P1"><text:s text:c="3"/>int child = kfork();</text:p>
      <text:p text:style-name="P1"><text:s text:c="3"/>if (child &lt; 0)</text:p>
      <text:p text:style-name="P1"><text:s text:c="6"/>printf("kfork failed\n");</text:p>
      <text:p text:style-name="P1"><text:s text:c="3"/>else{</text:p>
      <text:p text:style-name="P1"><text:s text:c="6"/>printf("proc %d kforked a child = %d\n", running-&gt;pid, child);</text:p>
      <text:p text:style-name="P1"><text:s text:c="6"/>printList("readyQueue", readyQueue);</text:p>
      <text:p text:style-name="P1"><text:s text:c="3"/>}</text:p>
      <text:p text:style-name="P1"><text:s text:c="3"/>return child;</text:p>
      <text:p text:style-name="P1">}</text:p>
      <text:p text:style-name="P1"/>
      <text:p text:style-name="P1">int do_switch()</text:p>
      <text:p text:style-name="P1">{</text:p>
      <text:p text:style-name="P1"><text:s text:c="3"/>tswitch();</text:p>
      <text:p text:style-name="P1">}</text:p>
      <text:p text:style-name="P1"/>
      <text:p text:style-name="P1">int do_exit()</text:p>
      <text:p text:style-name="P1">{</text:p>
      <text:p text:style-name="P1"><text:s text:c="2"/>kexit(running-&gt;pid); <text:s/>// exit with own PID value </text:p>
      <text:p text:style-name="P1">}</text:p>
      <text:p text:style-name="P1"/>
      <text:p text:style-name="P1">int do_sleep()</text:p>
      <text:p text:style-name="P1">{</text:p>
      <text:p text:style-name="P1"><text:s text:c="2"/>int event;</text:p>
      <text:p text:style-name="P1"><text:s text:c="2"/>printf("enter an event value to sleep on : ");</text:p>
      <text:p text:style-name="P1"><text:s text:c="2"/>scanf("%d", &amp;event); getchar();</text:p>
      <text:p text:style-name="P1"><text:s text:c="2"/>sleep(event);</text:p>
      <text:p text:style-name="P1">}</text:p>
      <text:p text:style-name="P1"/>
      <text:p text:style-name="P1">int do_wakeup()</text:p>
      <text:p text:style-name="P1">{</text:p>
      <text:p text:style-name="P1"><text:s text:c="2"/>int event;</text:p>
      <text:p text:style-name="P1"><text:s text:c="2"/>printf("enter an event value to wakeup with : ");</text:p>
      <text:p text:style-name="P1"><text:s text:c="2"/>scanf("%d", &amp;event); getchar();</text:p>
      <text:p text:style-name="P1"><text:s text:c="2"/>wakeup(event);</text:p>
      <text:p text:style-name="P1">}</text:p>
      <text:p text:style-name="P1"/>
      <text:p text:style-name="P1"/>
      <text:p text:style-name="P1">/*************** main() function ***************/</text:p>
      <text:p text:style-name="P1">int main()</text:p>
      <text:p text:style-name="P1">{</text:p>
      <text:p text:style-name="P1"><text:s text:c="3"/>printf("Welcome to the MT Multitasking System\n");</text:p>
      <text:p text:style-name="P1"><text:soft-page-break/><text:s text:c="3"/>init(); <text:s text:c="3"/>// initialize system; create and run P0</text:p>
      <text:p text:style-name="P1"><text:s text:c="3"/>kfork(); <text:s text:c="2"/>// kfork P1 into readyQueue <text:s/></text:p>
      <text:p text:style-name="P1"><text:s text:c="3"/>while(1){</text:p>
      <text:p text:style-name="P1"><text:s text:c="5"/>printf("P0: switch process\n");</text:p>
      <text:p text:style-name="P1"><text:s text:c="5"/>while (readyQueue == 0);</text:p>
      <text:p text:style-name="P1"><text:s text:c="9"/>tswitch();</text:p>
      <text:p text:style-name="P1"><text:s text:c="3"/>}</text:p>
      <text:p text:style-name="P1">}</text:p>
      <text:p text:style-name="P1"/>
      <text:p text:style-name="P1">/*********** scheduler *************/</text:p>
      <text:p text:style-name="P1">int scheduler()</text:p>
      <text:p text:style-name="P1">{</text:p>
      <text:p text:style-name="P1"><text:s text:c="2"/>printf("proc %d in scheduler()\n", running-&gt;pid);</text:p>
      <text:p text:style-name="P1"><text:s text:c="2"/>if (running-&gt;status == READY)</text:p>
      <text:p text:style-name="P1"><text:s text:c="5"/>enqueue(&amp;readyQueue, running);</text:p>
      <text:p text:style-name="P1"><text:s text:c="2"/>printList("readyQueue", readyQueue);</text:p>
      <text:p text:style-name="P1"><text:s text:c="2"/>running = dequeue(&amp;readyQueue);</text:p>
      <text:p text:style-name="P1"><text:s text:c="2"/>printf("next running = %d\n", running-&gt;pid);</text:p>
      <text:p text:style-name="P1">}</text:p>
      <text:p text:style-name="P1"><text:s text:c="99"/></text:p>
      <text:p text:style-name="P1">int tswitch();</text:p>
      <text:p text:style-name="P1"/>
      <text:p text:style-name="P1">int sleep(int event)</text:p>
      <text:p text:style-name="P1">{</text:p>
      <text:p text:style-name="P1"><text:s text:c="2"/>printf("proc %d going to sleep on event=%d\n", running-&gt;pid, event);</text:p>
      <text:p text:style-name="P1"/>
      <text:p text:style-name="P1"><text:s text:c="2"/>running-&gt;event = event;</text:p>
      <text:p text:style-name="P1"><text:s text:c="2"/>running-&gt;status = SLEEP;</text:p>
      <text:p text:style-name="P1"><text:s text:c="2"/>enqueue(&amp;sleepList, running);</text:p>
      <text:p text:style-name="P1"><text:s text:c="2"/>printList("sleepList", sleepList);</text:p>
      <text:p text:style-name="P1"><text:s text:c="2"/>tswitch();</text:p>
      <text:p text:style-name="P1">}</text:p>
      <text:p text:style-name="P1"/>
      <text:p text:style-name="P1">int wakeup(int event)</text:p>
      <text:p text:style-name="P1">{</text:p>
      <text:p text:style-name="P1"><text:s text:c="2"/>PROC *temp, *p;</text:p>
      <text:p text:style-name="P1"><text:s text:c="2"/>temp = 0;</text:p>
      <text:p text:style-name="P1"><text:s text:c="2"/>printList("sleepList", sleepList);</text:p>
      <text:p text:style-name="P1"/>
      <text:p text:style-name="P1"><text:s text:c="2"/>while (p = dequeue(&amp;sleepList)){</text:p>
      <text:p text:style-name="P1"><text:s text:c="5"/>if (p-&gt;event == event){</text:p>
      <text:p text:style-name="P1"><text:s text:c="8"/>printf("wakeup %d\n", p-&gt;pid);</text:p>
      <text:p text:style-name="P1"><text:s text:c="8"/>p-&gt;status = READY;</text:p>
      <text:p text:style-name="P1"><text:s text:c="8"/>enqueue(&amp;readyQueue, p);</text:p>
      <text:p text:style-name="P1"><text:s text:c="5"/>}</text:p>
      <text:p text:style-name="P1"><text:s text:c="5"/>else{</text:p>
      <text:p text:style-name="P1"><text:s text:c="8"/>enqueue(&amp;temp, p);</text:p>
      <text:p text:style-name="P1"><text:s text:c="5"/>}</text:p>
      <text:p text:style-name="P1"><text:s text:c="2"/>}</text:p>
      <text:p text:style-name="P1"><text:soft-page-break/><text:s text:c="2"/>sleepList = temp;</text:p>
      <text:p text:style-name="P1"><text:s text:c="2"/>printList("sleepList", sleepList);</text:p>
      <text:p text:style-name="P1">}</text:p>
      <text:p text:style-name="P1"/>
      <text:p text:style-name="P1">int kexit(int exitValue)</text:p>
      <text:p text:style-name="P1">{</text:p>
      <text:p text:style-name="P1"><text:s text:c="2"/>if(running-&gt;pid == 1)</text:p>
      <text:p text:style-name="P1"><text:s text:c="2"/>{</text:p>
      <text:p text:style-name="P1"><text:s text:c="8"/>printf("P1 is immortal\n");</text:p>
      <text:p text:style-name="P1"><text:s text:c="8"/>return -1;</text:p>
      <text:p text:style-name="P1"><text:s text:c="2"/>}</text:p>
      <text:p text:style-name="P1"><text:s text:c="2"/>PROC *temp = running;</text:p>
      <text:p text:style-name="P1"><text:s text:c="2"/>while(temp-&gt;ppid != 1)</text:p>
      <text:p text:style-name="P1"><text:s text:c="2"/>{</text:p>
      <text:p text:style-name="P1"><text:s text:c="8"/>temp = temp-&gt;parent;</text:p>
      <text:p text:style-name="P1"><text:s text:c="2"/>}</text:p>
      <text:p text:style-name="P1"><text:s text:c="2"/>while(temp-&gt;sibling)</text:p>
      <text:p text:style-name="P1"><text:s text:c="2"/>{</text:p>
      <text:p text:style-name="P1"><text:s text:c="8"/>temp = temp-&gt;sibling;</text:p>
      <text:p text:style-name="P1"><text:s text:c="2"/>}</text:p>
      <text:p text:style-name="P1"><text:s text:c="2"/>PROC *changeParent = running-&gt;child;</text:p>
      <text:p text:style-name="P1"><text:s text:c="2"/>while(changeParent)</text:p>
      <text:p text:style-name="P1"><text:s text:c="2"/>{</text:p>
      <text:p text:style-name="P1"><text:s text:c="8"/>changeParent-&gt;ppid = 1;</text:p>
      <text:p text:style-name="P1"><text:s text:c="8"/>changeParent = changeParent-&gt;sibling;</text:p>
      <text:p text:style-name="P1"><text:s text:c="2"/>}</text:p>
      <text:p text:style-name="P1"><text:s text:c="2"/>temp-&gt;sibling = running-&gt;child;</text:p>
      <text:p text:style-name="P1"><text:s text:c="2"/>printf("proc %d in kexit(), value=%d\n", running-&gt;pid, exitValue);</text:p>
      <text:p text:style-name="P1"/>
      <text:p text:style-name="P1"><text:s text:c="2"/>running-&gt;exitCode = exitValue;</text:p>
      <text:p text:style-name="P1"><text:s text:c="2"/>running-&gt;status = ZOMBIE;</text:p>
      <text:p text:style-name="P1"><text:s text:c="2"/>tswitch();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0:17:23.922386032</meta:creation-date>
    <dc:date>2019-02-15T10:24:38.919045839</dc:date>
    <meta:editing-duration>PT7M16S</meta:editing-duration>
    <meta:editing-cycles>1</meta:editing-cycles>
    <meta:document-statistic meta:table-count="0" meta:image-count="0" meta:object-count="0" meta:page-count="7" meta:paragraph-count="295" meta:word-count="848" meta:character-count="7341" meta:non-whitespace-character-count="5590"/>
    <meta:generator>LibreOffice/5.1.6.2$Linux_X86_64 LibreOffice_project/10m0$Build-2</meta:generator>
  </office:meta>
</office:document-meta>
</file>